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c34f2" officeooo:paragraph-rsid="000c34f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style style:name="P12" style:family="paragraph" style:parent-style-name="Title">
      <style:text-properties officeooo:rsid="000c34f2" officeooo:paragraph-rsid="000c34f2"/>
    </style:style>
    <style:style style:name="T1" style:family="text">
      <style:text-properties style:font-name="Liberation Sans" fo:font-size="28pt" fo:font-weight="bold" style:font-name-asian="Noto Sans CJK SC" style:font-size-asian="28pt" style:font-weight-asian="bold" style:font-name-complex="Lohit Devanagari1" style:font-size-complex="28pt"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uente de alimentaci<text:span text:style-name="T1">ón</text:span></text:p>
      <text:p text:style-name="P1"><text:span text:style-name="T1"/></text:p>
      <text:list xml:id="list430610997" text:style-name="L1">
        <text:list-item>
          <text:p text:style-name="P2">Fuentes de alimentación lineales: Estas fuentes siguen un proceso que incluye un transformador, rectificador, filtro, regulador y salida. El transformador adapta los niveles de tensión y proporciona aislamiento galvánico. El rectificador convierte la corriente alterna en corriente continua pulsante. Luego, se utiliza un circuito de filtrado para reducir el rizado, y la regulación se logra a través de un regulador de tensión.</text:p>
        </text:list-item>
        <text:list-item>
          <text:p text:style-name="P2">Fuentes de alimentación conmutadas: Estas fuentes utilizan transistores que conmutan activamente a altas frecuencias para transformar la energía eléctrica. Ofrecen ventajas como un menor tamaño, mayor eficiencia y menor calentamiento, pero pueden generar ruido eléctrico de alta frecuencia.</text:p>
        </text:list-item>
        <text:list-item>
          <text:p text:style-name="P2">Fuentes de alimentación de CA: Estas fuentes adaptan el voltaje de una toma de corriente de pared utilizando un transformador y, en algunos casos, un filtrado. Pueden cambiar la frecuencia y el voltaje para diversas aplicaciones.</text:p>
        </text:list-item>
        <text:list-item>
          <text:p text:style-name="P2">Fuentes de alimentación programables: Son fuentes que permiten el control remoto de su funcionamiento, incluyendo voltaje, corriente y, en el caso de fuentes de salida de CA, frecuencia. Se utilizan en aplicaciones de pruebas y equipos automatizados.</text:p>
        </text:list-item>
      </text:list>
      <text:p text:style-name="Text_20_body">Además, se proporciona información sobre corriente continua y corriente alterna, así como sobre el funcionamiento de los transformadores, los diodos rectificadores y los diodos Zener en el proceso de rectificación y regulación de las fuentes de alimentación.</text:p>
      <text:p text:style-name="Text_20_body"><text:span text:style-name="Strong_20_Emphasis">Corriente Alterna (CA):</text:span></text:p>
      <text:list xml:id="list2407419704" text:style-name="L2">
        <text:list-item>
          <text:p text:style-name="P3"><text:span text:style-name="Strong_20_Emphasis">Definición:</text:span> La corriente alterna es un tipo de flujo eléctrico en el cual la dirección y la magnitud de la corriente varían periódicamente en el tiempo. Esto significa que la polaridad de la tensión y la dirección de la corriente cambian de manera cíclica.</text:p>
        </text:list-item>
        <text:list-item>
          <text:p text:style-name="P3"><text:span text:style-name="Strong_20_Emphasis">Generación:</text:span> La corriente alterna se genera típicamente en generadores eléctricos o alternadores. En un sistema CA típico, la tensión cambia en forma de una onda sinusoidal, lo que permite una transmisión eficiente de energía eléctrica a largas distancias.</text:p>
        </text:list-item>
        <text:list-item>
          <text:p text:style-name="P3"><text:span text:style-name="Strong_20_Emphasis">Frecuencia y Voltaje:</text:span> La corriente alterna se caracteriza por su frecuencia, que mide cuántas veces la polaridad cambia por segundo. En muchas regiones, la frecuencia estándar es de 50 o 60 hertz (Hz). El voltaje de CA también varía, y los valores comunes son 110V y 220V en sistemas residenciales.</text:p>
        </text:list-item>
        <text:list-item>
          <text:p text:style-name="P3"><text:span text:style-name="Strong_20_Emphasis">Usos:</text:span> La CA se utiliza en la mayoría de los hogares y empresas para suministrar energía eléctrica. También es la forma predominante de corriente utilizada en la transmisión de energía a largas distancias.</text:p>
        </text:list-item>
      </text:list>
      <text:p text:style-name="Text_20_body"><text:span text:style-name="Strong_20_Emphasis">Corriente Continua (CC):</text:span></text:p>
      <text:list xml:id="list1901898562" text:style-name="L3">
        <text:list-item>
          <text:p text:style-name="P4"><text:soft-page-break/><text:span text:style-name="Strong_20_Emphasis">Definición:</text:span> La corriente continua es un flujo constante y unidireccional de carga eléctrica. En una corriente continua, la polaridad y la magnitud de la corriente permanecen constantes con el tiempo.</text:p>
        </text:list-item>
        <text:list-item>
          <text:p text:style-name="P4"><text:span text:style-name="Strong_20_Emphasis">Generación:</text:span> La corriente continua se produce mediante fuentes de energía directa, como baterías, pilas y fuentes de alimentación conmutadas que rectifican la corriente alterna. No cambia de dirección y se mantiene constante en el tiempo.</text:p>
        </text:list-item>
        <text:list-item>
          <text:p text:style-name="P4"><text:span text:style-name="Strong_20_Emphasis">Voltaje:</text:span> El voltaje en una corriente continua es constante y no oscila. Por ejemplo, una batería de 9V siempre entrega 9V de corriente continua.</text:p>
        </text:list-item>
        <text:list-item>
          <text:p text:style-name="P4"><text:span text:style-name="Strong_20_Emphasis">Usos:</text:span> La corriente continua se utiliza en una amplia variedad de aplicaciones, incluyendo dispositivos electrónicos portátiles, automóviles (para alimentar sistemas eléctricos), electrónica digital y circuitos de control. También se utiliza en aplicaciones que requieren una fuente de energía constante.</text:p>
        </text:list-item>
      </text:list>
      <text:p text:style-name="Text_20_body"><text:span text:style-name="Strong_20_Emphasis">Comparación:</text:span></text:p>
      <text:list xml:id="list1225614543" text:style-name="L4">
        <text:list-item>
          <text:p text:style-name="P6">La CA cambia de dirección y magnitud periódicamente, mientras que la CC fluye en una dirección constante.</text:p>
        </text:list-item>
        <text:list-item>
          <text:p text:style-name="P6">La CA es eficiente para la transmisión a largas distancias debido a su capacidad para cambiar de polaridad, mientras que la CC se utiliza en aplicaciones que requieren una fuente de energía constante.</text:p>
        </text:list-item>
        <text:list-item>
          <text:p text:style-name="P6">En la CA, la frecuencia es un parámetro importante, mientras que en la CC, la tensión es constante.</text:p>
        </text:list-item>
        <text:list-item>
          <text:p text:style-name="P5">Las fuentes de generación y almacenamiento de CA y CC son diferentes; por ejemplo, las baterías proporcionan CC, y los generadores producen CA.</text:p>
        </text:list-item>
      </text:list>
      <text:p text:style-name="Text_20_body">Una fuente de alimentación es un dispositivo que convierte la energía eléctrica en una forma utilizable para alimentar dispositivos electrónicos. Los pasos típicos en el funcionamiento de una fuente de alimentación incluyen los siguientes componentes y procesos:</text:p>
      <text:list xml:id="list1471084788" text:style-name="L5">
        <text:list-item>
          <text:p text:style-name="P7"><text:span text:style-name="Strong_20_Emphasis">Transformador:</text:span> El transformador es a menudo el primer componente de una fuente de alimentación. Su función principal es ajustar los niveles de tensión y proporcionar aislamiento galvánico entre la entrada de CA y la salida de la fuente de alimentación. El transformador puede aumentar o reducir la tensión de CA según sea necesario para el circuito.</text:p>
        </text:list-item>
        <text:list-item>
          <text:p text:style-name="P7"><text:span text:style-name="Strong_20_Emphasis">Rectificador:</text:span> Después del transformador, la corriente alterna (CA) se convierte en corriente continua (CC) pulsante mediante un componente llamado rectificador. Los rectificadores son generalmente diodos, como el puente de diodos, que permiten el paso de la corriente en una sola dirección, eliminando los semiciclos negativos de la CA.</text:p>
        </text:list-item>
        <text:list-item>
          <text:p text:style-name="P7"><text:span text:style-name="Strong_20_Emphasis">Filtro:</text:span> La salida del rectificador suele ser una CC pulsante que aún tiene fluctuaciones de voltaje. Para suavizar estas fluctuaciones y obtener una tensión más constante, se utiliza un filtro, generalmente un condensador, que almacena energía durante los picos de voltaje y la libera cuando la tensión cae, reduciendo el rizado o la fluctuación de la CC.</text:p>
        </text:list-item>
        <text:list-item>
          <text:p text:style-name="P7"><text:span text:style-name="Strong_20_Emphasis">Regulador:</text:span> La regulación es un paso importante para garantizar que la tensión de salida sea estable y se mantenga dentro de ciertos límites, independientemente de las variaciones en la tensión de entrada o las demandas de corriente. Los reguladores de tensión son dispositivos <text:soft-page-break/>que ajustan la tensión de salida según sea necesario y mantienen la estabilidad. Pueden ser componentes discretos o circuitos integrados.</text:p>
        </text:list-item>
        <text:list-item>
          <text:p text:style-name="P7"><text:span text:style-name="Strong_20_Emphasis">Salida:</text:span> Finalmente, la tensión de salida regulada se utiliza para alimentar los dispositivos electrónicos conectados a la fuente de alimentación. La tensión y la corriente de salida se ajustan de acuerdo con los requisitos del dispositivo.</text:p>
        </text:list-item>
      </text:list>
      <text:p text:style-name="Text_20_body">Un puente de diodos, también conocido como puente rectificador o puente de Graetz, es un circuito electrónico que se utiliza para convertir corriente alterna (CA) en corriente continua (CC). Consiste en una configuración de cuatro diodos rectificadores dispuestos de tal manera que permiten la rectificación de toda la onda de CA, tanto los semiciclos positivos como los negativos. Aquí te proporciono más información sobre el puente de diodos:</text:p>
      <text:p text:style-name="Text_20_body"><text:span text:style-name="Strong_20_Emphasis">Componentes del puente de diodos:</text:span> El puente de diodos consta de cuatro diodos rectificadores conectados en un circuito en forma de puente. Estos diodos son componentes semiconductores que permiten que la corriente fluya en una sola dirección, lo que es esencial para convertir la CA en CC.</text:p>
      <text:p text:style-name="Text_20_body"><text:span text:style-name="Strong_20_Emphasis">Funcionamiento:</text:span> El funcionamiento del puente de diodos se basa en la propiedad de los diodos rectificadores de permitir el paso de la corriente en una dirección (polarización directa) mientras bloquean la corriente en la dirección opuesta (polarización inversa). El puente de diodos toma la corriente alterna de entrada y asegura que siempre fluya en la misma dirección a través de la carga conectada, eliminando los semiciclos negativos y rectificando la señal de CA.</text:p>
      <text:p text:style-name="Text_20_body">Cuando la tensión de entrada es positiva en un terminal del puente de diodos, dos de los diodos permitirán que la corriente fluya hacia la carga, mientras que los otros dos diodos bloquearán la corriente. Cuando la polaridad se invierte, los diodos que antes bloqueaban la corriente ahora permiten que fluya hacia la carga, y los otros dos diodos bloquean la corriente. Esto permite que el puente de diodos convierta tanto los semiciclos positivos como los negativos de la CA en CC.</text:p>
      <text:p text:style-name="Text_20_body"/>
      <text:p text:style-name="Text_20_body">Un diodo Zener es un componente semiconductor especializado que se utiliza para mantener una tensión constante en un circuito, independientemente de las variaciones en la tensión de alimentación o en la corriente que fluye a través de él. Estos diodos son una parte fundamental de muchos circuitos electrónicos y fuentes de alimentación reguladas. A continuación, te proporciono más información sobre los diodos Zener:</text:p>
      <text:p text:style-name="Text_20_body"><text:span text:style-name="Strong_20_Emphasis">Principio de funcionamiento:</text:span> El funcionamiento de un diodo Zener se basa en la propiedad de la zona de ruptura de los diodos de silicio. Cuando un diodo Zener se polariza inversamente con una tensión igual o superior a su tensión de ruptura (también llamada tensión Zener o tensión de Zener), entra en la región de conducción en inversa, permitiendo que la corriente fluya a través de él.</text:p>
      <text:p text:style-name="Text_20_body">La característica principal de un diodo Zener es que, una vez que se alcanza su tensión de ruptura, mantiene esa tensión constante a través de sus terminales, independientemente de la corriente que fluye a través de él. Esto lo convierte en un regulador de tensión eficaz.</text:p>
      <text:p text:style-name="Text_20_body"><text:span text:style-name="Strong_20_Emphasis">Características clave:</text:span> Algunas de las características clave de los diodos Zener incluyen:</text:p>
      <text:list xml:id="list2411382182" text:style-name="L6">
        <text:list-item>
          <text:p text:style-name="P8"><text:span text:style-name="Strong_20_Emphasis">Tensión Zener:</text:span> Especifica la tensión a la que el diodo Zener entra en conducción inversa y mantiene una tensión constante.</text:p>
        </text:list-item>
        <text:list-item>
          <text:p text:style-name="P8"><text:soft-page-break/><text:span text:style-name="Strong_20_Emphasis">Potencia nominal:</text:span> Indica la máxima potencia que el diodo Zener puede disipar de manera segura sin dañarse.</text:p>
        </text:list-item>
        <text:list-item>
          <text:p text:style-name="P8"><text:span text:style-name="Strong_20_Emphasis">Corriente máxima:</text:span> Especifica la corriente máxima que puede pasar a través del diodo Zener sin dañarlo.</text:p>
        </text:list-item>
      </text:list>
      <text:p text:style-name="Text_20_body">Los diodos Zener están disponibles en una variedad de tensiones Zener y potencias nominales para adaptarse a diferentes aplicaciones. Son componentes esenciales en la electrónica y la ingeniería de circuitos, lo que los convierte en una herramienta valiosa para el diseño de circuitos regulados y la protección contra sobretensiones.</text:p>
      <text:p text:style-name="Text_20_body"/>
      <text:p text:style-name="Text_20_body">La Ley de Ohm es un principio fundamental en la electrónica y la electricidad que describe la relación entre la corriente eléctrica (I), la tensión (V) y la resistencia eléctrica (R) en un circuito eléctrico. Fue formulada por el físico alemán Georg Simon Ohm en el siglo XIX y se expresa mediante la siguiente ecuación:</text:p>
      <text:p text:style-name="Text_20_body">V = I * R</text:p>
      <text:p text:style-name="Text_20_body">Donde:</text:p>
      <text:list xml:id="list3151171560" text:style-name="L7">
        <text:list-item>
          <text:p text:style-name="P10">V es la tensión en voltios (V).</text:p>
        </text:list-item>
        <text:list-item>
          <text:p text:style-name="P10">I es la corriente en amperios (A).</text:p>
        </text:list-item>
        <text:list-item>
          <text:p text:style-name="P9">R es la resistencia en ohmios (Ω).</text:p>
        </text:list-item>
      </text:list>
      <text:p text:style-name="Text_20_body">La Ley de Ohm establece que la tensión (V) en un circuito es directamente proporcional a la corriente (I) que fluye a través de él y a la resistencia (R) del circuito. En otras palabras, la tensión es igual al producto de la corriente y la resistencia.</text:p>
      <text:p text:style-name="Text_20_body">Principales puntos a tener en cuenta:</text:p>
      <text:list xml:id="list2260239946" text:style-name="L8">
        <text:list-item>
          <text:p text:style-name="P11"><text:span text:style-name="Strong_20_Emphasis">Tensión (V):</text:span> La tensión es la fuerza que impulsa el flujo de corriente en un circuito eléctrico. Se mide en voltios (V).</text:p>
        </text:list-item>
        <text:list-item>
          <text:p text:style-name="P11"><text:span text:style-name="Strong_20_Emphasis">Corriente (I):</text:span> La corriente es el flujo de carga eléctrica a través de un conductor. Se mide en amperios (A).</text:p>
        </text:list-item>
        <text:list-item>
          <text:p text:style-name="P11"><text:span text:style-name="Strong_20_Emphasis">Resistencia (R):</text:span> La resistencia es la oposición al flujo de corriente en un circuito. Se mide en ohmios (Ω). Cuanto mayor sea la resistencia, menor será la corriente para una tensión dada.</text:p>
        </text:list-item>
        <text:list-item>
          <text:p text:style-name="P11"><text:span text:style-name="Strong_20_Emphasis">Directamente proporcional:</text:span> Según la Ley de Ohm, la tensión y la corriente son directamente proporcionales, lo que significa que si la tensión se duplica, la corriente también se duplica, siempre y cuando la resistencia se mantenga constante.</text:p>
        </text:list-item>
        <text:list-item>
          <text:p text:style-name="P11"><text:span text:style-name="Strong_20_Emphasis">Uso común:</text:span> La Ley de Ohm es fundamental en el diseño y análisis de circuitos eléctricos y electrónicos. Se utiliza para calcular la corriente, la tensión o la resistencia en un circuito dado. También es esencial para el diseño de componentes eléctricos, como resistencias, para que cumplan con los requisitos de un circuito específico.</text:p>
        </text:list-item>
      </text:list>
      <text:p text:style-name="Text_20_body">La Ley de Ohm es una herramienta esencial para comprender y solucionar problemas en circuitos eléctricos. Permite a los ingenieros y técnicos eléctricos diseñar y analizar circuitos de manera efectiva, y es una base fundamental para la electrónica y la ingeniería eléctr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3:29:16.313842900</meta:creation-date>
    <dc:date>2023-11-07T13:53:55.271313944</dc:date>
    <meta:editing-duration>PT14M28S</meta:editing-duration>
    <meta:editing-cycles>1</meta:editing-cycles>
    <meta:generator>LibreOffice/7.3.7.2$Linux_X86_64 LibreOffice_project/30$Build-2</meta:generator>
    <meta:document-statistic meta:table-count="0" meta:image-count="0" meta:object-count="0" meta:page-count="4" meta:paragraph-count="53" meta:word-count="1835" meta:character-count="11491" meta:non-whitespace-character-count="9741"/>
  </office:meta>
</office:document-meta>
</file>